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 Light" fo:font-size="10pt" fo:font-weight="bold" style:font-size-asian="10pt" style:font-weight-asian="bold" style:font-size-complex="10pt"/>
    </style:style>
    <style:style style:name="P3" style:family="paragraph" style:parent-style-name="Standard">
      <style:text-properties officeooo:paragraph-rsid="00160767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 Light" fo:font-weight="bold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 Light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 Light" fo:font-size="10pt" fo:font-weight="bold" officeooo:paragraph-rsid="0018fed6" style:font-size-asian="10pt" style:font-weight-asian="bold" style:font-size-complex="10pt"/>
    </style:style>
    <style:style style:name="P7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 Light" fo:font-size="10pt" fo:font-weight="bold" officeooo:paragraph-rsid="001abce9" style:font-size-asian="10pt" style:font-weight-asian="bold" style:font-size-complex="10pt"/>
    </style:style>
    <style:style style:name="P8" style:family="paragraph" style:parent-style-name="Standard">
      <style:text-properties officeooo:paragraph-rsid="00160767"/>
    </style:style>
    <style:style style:name="P9" style:family="paragraph" style:parent-style-name="Standard">
      <style:text-properties officeooo:paragraph-rsid="001c8eae"/>
    </style:style>
    <style:style style:name="P10" style:family="paragraph" style:parent-style-name="Standard">
      <style:text-properties officeooo:paragraph-rsid="001e043b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weight="bold" style:font-weight-asian="bold"/>
    </style:style>
    <style:style style:name="T3" style:family="text">
      <style:text-properties style:font-name="Calibri Light" fo:font-weight="bold" officeooo:rsid="00160767" style:font-weight-asian="bold" style:font-weight-complex="bold"/>
    </style:style>
    <style:style style:name="T4" style:family="text">
      <style:text-properties style:font-name="Calibri Light" fo:font-weight="bold" officeooo:rsid="001c8eae" style:font-weight-asian="bold" style:font-weight-complex="bold"/>
    </style:style>
    <style:style style:name="T5" style:family="text">
      <style:text-properties style:font-name="Calibri Light" fo:font-size="10pt" fo:font-weight="bold" officeooo:rsid="00160767" style:font-size-asian="10pt" style:font-weight-asian="bold" style:font-size-complex="10pt" style:font-weight-complex="bold"/>
    </style:style>
    <style:style style:name="T6" style:family="text">
      <style:text-properties style:font-name="Calibri Light" fo:font-size="10pt" officeooo:rsid="00160767" style:font-size-asian="10pt" style:font-size-complex="10pt"/>
    </style:style>
    <style:style style:name="T7" style:family="text">
      <style:text-properties style:font-name="Calibri Light" fo:font-size="10pt" officeooo:rsid="001c8eae" style:font-size-asian="10pt" style:font-size-complex="10pt"/>
    </style:style>
    <style:style style:name="T8" style:family="text">
      <style:text-properties style:font-name="Calibri Light" officeooo:rsid="00160767"/>
    </style:style>
    <style:style style:name="T9" style:family="text">
      <style:text-properties style:font-name="Calibri Light" officeooo:rsid="001c8eae"/>
    </style:style>
    <style:style style:name="T10" style:family="text">
      <style:text-properties officeooo:rsid="001274f6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191929"/>
    </style:style>
    <style:style style:name="T13" style:family="text">
      <style:text-properties officeooo:rsid="001abc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sultas SQL</text:p>
      <text:p text:style-name="P1"/>
      <text:p text:style-name="P1">Realiza las siguientes consultas SQL propuestas a la base de datos Netflix.</text:p>
      <text:p text:style-name="P1"/>
      <text:p text:style-name="P2">CREATE DATABASE IF NOT EXISTS Netflix;</text:p>
      <text:p text:style-name="P2">USE Netflix;</text:p>
      <text:p text:style-name="P2"/>
      <text:p text:style-name="P2">CREATE TABLE IF NOT EXISTS Peliculas(</text:p>
      <text:p text:style-name="P2"><text:tab/>id int,</text:p>
      <text:p text:style-name="P2"><text:s text:c="4"/><text:tab/>nombre VARCHAR(30),</text:p>
      <text:p text:style-name="P2"><text:s text:c="4"/><text:tab/>duracion INT,</text:p>
      <text:p text:style-name="P2"><text:s text:c="3"/><text:tab/>director VARCHAR(20),</text:p>
      <text:p text:style-name="P2"><text:s text:c="4"/><text:tab/>g<text:span text:style-name="T10">e</text:span>nero ENUM ('acción', 'drama', 'comedia'),</text:p>
      <text:p text:style-name="P2"><text:s text:c="4"/><text:tab/>nota FLOAT,</text:p>
      <text:p text:style-name="P2"><text:tab/>protagonista int,</text:p>
      <text:p text:style-name="P2"><text:s text:c="4"/><text:tab/>primary key (id)</text:p>
      <text:p text:style-name="P2">);</text:p>
      <text:p text:style-name="P2"/>
      <text:p text:style-name="P2">CREATE TABLE IF NOT EXISTS Actores(</text:p>
      <text:p text:style-name="P2"><text:tab/>id_actor INT,</text:p>
      <text:p text:style-name="P2"><text:s text:c="4"/><text:tab/>nombre VARCHAR(30),</text:p>
      <text:p text:style-name="P2"><text:s text:c="4"/><text:tab/>fecha_nac DATE,</text:p>
      <text:p text:style-name="P2"><text:s text:c="4"/><text:tab/>sueldo INT,</text:p>
      <text:p text:style-name="P2"><text:s text:c="4"/><text:tab/><text:span text:style-name="T10">genero</text:span> ENUM ('femenino', 'masculino', 'otros'),</text:p>
      <text:p text:style-name="P2"><text:s text:c="4"/><text:tab/>primary key (id_actor)</text:p>
      <text:p text:style-name="P2">);</text:p>
      <text:p text:style-name="P2"/>
      <text:p text:style-name="P7">CREATE TABLE IF NOT EXISTS <text:span text:style-name="T13">Cartelera</text:span>(</text:p>
      <text:p text:style-name="P7"><text:tab/> <text:span text:style-name="T12">id_sala </text:span><text:span text:style-name="T13">VARCHAR(2)</text:span><text:span text:style-name="T12">, </text:span></text:p>
      <text:p text:style-name="P7"><text:span text:style-name="T12"><text:tab/>sesiones </text:span><text:span text:style-name="T13">INT</text:span><text:span text:style-name="T12">, </text:span></text:p>
      <text:p text:style-name="P7"><text:span text:style-name="T12"><text:tab/>plazas </text:span><text:span text:style-name="T13">INT</text:span><text:span text:style-name="T12">, </text:span></text:p>
      <text:p text:style-name="P7"><text:span text:style-name="T13"><text:tab/>peli INT,</text:span></text:p>
      <text:p text:style-name="P7"><text:tab/>primary key (i<text:span text:style-name="T13">d_sala</text:span>)</text:p>
      <text:p text:style-name="P7">);</text:p>
      <text:p text:style-name="P2"/>
      <text:p text:style-name="P2">INSERT INTO Actores(id_actor, nombre, fecha_nac, sueldo, <text:span text:style-name="T10">genero</text:span>) VALUES</text:p>
      <text:p text:style-name="P2">(101, 'Leonardo', '1980/12/01' , 3000000, 'masculino'),</text:p>
      <text:p text:style-name="P2">(102, 'Julia', '1997/09/09' , 1000000, 'femenino'),</text:p>
      <text:p text:style-name="P2">(103, 'Brad', '1983/02/02' , 700000, 'masculino'),</text:p>
      <text:p text:style-name="P2">(104, 'Carlos', '1986/03/03' , 250000, 'masculino'),</text:p>
      <text:p text:style-name="P2">(105, 'Santiago', '1970/04/04' , 4000000, 'masculino'),</text:p>
      <text:p text:style-name="P2">(106, 'Penelope', '1976/05/05' , 23000, 'femenino'),</text:p>
      <text:p text:style-name="P2">(107, 'Noa', '1981/06/06' , 770000, 'otros'),</text:p>
      <text:p text:style-name="P2">(108, 'Jon', '1996/07/07' , 6000, 'otros');</text:p>
      <text:p text:style-name="P2"/>
      <text:p text:style-name="P2">INSERT INTO Peliculas (nombre, duracion, director, g<text:span text:style-name="T10">e</text:span>nero, nota, id, protagonista) VALUES</text:p>
      <text:p text:style-name="P2">('Bright', 120, 'Fernando', 'acción', 3.1, 1, 103),</text:p>
      <text:p text:style-name="P2">('Frida', 100, 'Daniel', 'drama', 7.6, 2, 107),</text:p>
      <text:p text:style-name="P2">('Los dos papas', 160, 'Adrián', 'comedia', 8.3, 3, 103),</text:p>
      <text:p text:style-name="P2">('Animales nocturnos', 185, 'Tomás', 'drama', 9.5, 4, 101),</text:p>
      <text:p text:style-name="P2">('Oceans Eleven', 150, 'Nuria', 'acción', 3.5, 5, 102),</text:p>
      <text:p text:style-name="P2">('Buscando a Nemo', 120, 'Jon', 'acción', 2.1, 6, 102),</text:p>
      <text:p text:style-name="P2">('El Hoyo', 110, 'Ivan', 'acción', 9.9, 7, 105),</text:p>
      <text:p text:style-name="P2">('Diamante en bruto', 140, 'Paola', 'acción', 7, 8, 108);</text:p>
      <text:p text:style-name="P2"/>
      <text:p text:style-name="P6">INSERT INTO <text:span text:style-name="T12">Cartelera (id_sala, sesiones, plazas, </text:span><text:span text:style-name="T13">peli) VALUES</text:span></text:p>
      <text:p text:style-name="P7">('<text:span text:style-name="T13">S1</text:span>', <text:span text:style-name="T13">4</text:span>, <text:span text:style-name="T13">320 </text:span>, <text:span text:style-name="T13">2</text:span>),</text:p>
      <text:p text:style-name="P7">('<text:span text:style-name="T13">S2</text:span>', <text:span text:style-name="T13">2</text:span>, <text:span text:style-name="T13">500 </text:span>, <text:span text:style-name="T13">1</text:span>),</text:p>
      <text:p text:style-name="P7">('<text:span text:style-name="T13">S3</text:span>', <text:span text:style-name="T13">5,</text:span> <text:span text:style-name="T13">150 </text:span>, <text:span text:style-name="T13">7</text:span>),</text:p>
      <text:p text:style-name="P7">('<text:span text:style-name="T13">S4</text:span>', <text:span text:style-name="T13">2</text:span>, <text:span text:style-name="T13">100 </text:span>, <text:span text:style-name="T13">7</text:span>),</text:p>
      <text:p text:style-name="P7">('<text:span text:style-name="T13">S5</text:span>', <text:span text:style-name="T13">3</text:span>, <text:span text:style-name="T13">210 </text:span>, <text:span text:style-name="T13">4</text:span>);</text:p>
      <text:p text:style-name="P10"><text:soft-page-break/><text:span text:style-name="Fuente_20_de_20_párrafo_20_predeter."><text:span text:style-name="T3">Ejercicio 1.-</text:span></text:span><text:span text:style-name="Fuente_20_de_20_párrafo_20_predeter."><text:span text:style-name="T8"> Muestra el nombre de la pelicula junto con el nombre de su protagonista y toda la información de la sala donde se proyecte dicha película.<text:line-break/></text:span></text:span></text:p>
      <text:p text:style-name="P10"><text:span text:style-name="Fuente_20_de_20_párrafo_20_predeter."><text:span text:style-name="T3">Ejercicio 2.-</text:span></text:span><text:span text:style-name="Fuente_20_de_20_párrafo_20_predeter."><text:span text:style-name="T8"> Muestra el identificador del actor junto al nombre de la película y el número de plazas TOTAL de las salas donde se proyecte dicha película.<text:line-break/><text:line-break/></text:span></text:span><text:span text:style-name="Fuente_20_de_20_párrafo_20_predeter."><text:span text:style-name="T3">Ejercicio 3.-</text:span></text:span><text:span text:style-name="Fuente_20_de_20_párrafo_20_predeter."><text:span text:style-name="T8"> Muestra el nombre del actor junto a las plazas de la sala con más plazas donde se proyecte la película donde sea el protagonista.<text:line-break/></text:span></text:span></text:p>
      <text:p text:style-name="Standard"><text:span text:style-name="Fuente_20_de_20_párrafo_20_predeter."><text:span text:style-name="T3">Ejercicio 4.-</text:span></text:span><text:span text:style-name="Fuente_20_de_20_párrafo_20_predeter."><text:span text:style-name="T8"> Muestra el identificador del actor junto al número de sesiones totales de dicha película, siempre y cuando el director de la película no se llame "Tomás" </text:span></text:span><text:span text:style-name="Fuente_20_de_20_párrafo_20_predeter."><text:span text:style-name="T9">y </text:span></text:span><text:span text:style-name="Fuente_20_de_20_párrafo_20_predeter."><text:span text:style-name="T8">el género del protagonista no sea "otros".<text:line-break/></text:span></text:span></text:p>
      <text:p text:style-name="P9"><text:span text:style-name="Fuente_20_de_20_párrafo_20_predeter."><text:span text:style-name="T3">Ejercicio </text:span></text:span><text:span text:style-name="Fuente_20_de_20_párrafo_20_predeter."><text:span text:style-name="T4">5</text:span></text:span><text:span text:style-name="Fuente_20_de_20_párrafo_20_predeter."><text:span text:style-name="T3">.-</text:span></text:span><text:span text:style-name="Fuente_20_de_20_párrafo_20_predeter."><text:span text:style-name="T8"> Muestra el identificador del actor junto al número de sesiones totales de dicha película, siempre y cuando el director de la película no se llame "Tomás" </text:span></text:span><text:span text:style-name="Fuente_20_de_20_párrafo_20_predeter."><text:span text:style-name="T9">y </text:span></text:span><text:span text:style-name="Fuente_20_de_20_párrafo_20_predeter."><text:span text:style-name="T8">el género del protagonista no sea "otros", </text:span></text:span><text:span text:style-name="Fuente_20_de_20_párrafo_20_predeter."><text:span text:style-name="T9">y el número de sesiones sea mayor que 2.</text:span></text:span></text:p>
      <text:p text:style-name="P9"><text:span text:style-name="Fuente_20_de_20_párrafo_20_predeter.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Jon Zamora Oyarzun</meta:initial-creator>
    <meta:creation-date>2023-02-10T13:34:00Z</meta:creation-date>
    <dc:date>2024-06-07T13:47:18.703000000</dc:date>
    <meta:editing-cycles>15</meta:editing-cycles>
    <meta:editing-duration>PT3H15M55S</meta:editing-duration>
    <meta:document-statistic meta:table-count="0" meta:image-count="0" meta:object-count="0" meta:page-count="2" meta:paragraph-count="57" meta:word-count="416" meta:character-count="2734" meta:non-whitespace-character-count="2305"/>
    <meta:template xlink:type="simple" xlink:actuate="onRequest" xlink:title="" xlink:href="../Consultas%20consultas%20dentro%20de%20consultas%20SQL%202.odt/Normal"/>
  </office:meta>
</office:document-meta>
</file>